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dcf6" officeooo:paragraph-rsid="001cdc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ès la fin de cette année, il est possible que ma poursuite d'études change. En effet, il est possible que j'aille à Bordeaux dans une école nommé INOV et plus particulièrement la filière de cybersécurité. Je ne suis pas sur quant a cette issue. Il est possible que je rester ici, à Blois pour finir mon BUT et à la fin de celui-ci, pourquoi pas aller en école d'ingénieur ou autre.</text:p>
      <text:p text:style-name="Standard"/>
      <text:p text:style-name="Standard"/>
      <text:p text:style-name="Standard"/>
      <text:p text:style-name="Standard"/>
      <text:p text:style-name="P1">At the end of the school year, it’s possible that I change my studies. In fact it’s possible that I will go to Bordeaux in a school named INOV and more precisly in the axes of Cybersécurité. I am not sure about that way because i may stay in BUT R&amp;T and finish my 3 years and if possible continue with an engineering school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3T21:08:40.781000000</meta:creation-date>
    <dc:date>2024-11-05T14:42:02.124000000</dc:date>
    <meta:editing-duration>PT1H1M55S</meta:editing-duration>
    <meta:editing-cycles>2</meta:editing-cycles>
    <meta:generator>LibreOffice/24.8.2.1$Windows_X86_64 LibreOffice_project/0f794b6e29741098670a3b95d60478a65d05ef13</meta:generator>
    <meta:document-statistic meta:table-count="0" meta:image-count="0" meta:object-count="0" meta:page-count="1" meta:paragraph-count="2" meta:word-count="135" meta:character-count="706" meta:non-whitespace-character-count="572"/>
  </office:meta>
</office:document-meta>
</file>